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7A0000019FD9B0158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5cm" svg:height="8.16cm" svg:x="1cm" svg:y="1cm">
          <draw:image xlink:href="Pictures/100000000000037A0000019FD9B0158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8-19T13:22:42</meta:creation-date>
    <dc:date>2014-08-19T14:29:17</dc:date>
    <meta:editing-duration>PT00H05M26S</meta:editing-duration>
    <meta:editing-cycles>1</meta:editing-cycles>
    <meta:document-statistic meta:object-count="1"/>
    <meta:generator>NeoOffice/3.4.1$Unix OpenOffice.org_project/Patch 7</meta:generator>
  </office:meta>
</office:document-meta>
</file>